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Mono" fo:font-size="12pt" officeooo:rsid="000cc9de" officeooo:paragraph-rsid="000cc9de" style:font-size-asian="12pt" style:font-size-complex="12pt"/>
    </style:style>
    <style:style style:name="P2" style:family="paragraph" style:parent-style-name="Standard">
      <style:text-properties style:font-name="Ubuntu Mono" fo:font-size="12pt" officeooo:rsid="000eee9e" officeooo:paragraph-rsid="000eee9e" style:font-size-asian="12pt" style:font-size-complex="12pt"/>
    </style:style>
    <style:style style:name="P3" style:family="paragraph" style:parent-style-name="Standard">
      <style:text-properties style:font-name="Ubuntu Mono" fo:font-size="12pt" officeooo:rsid="0013adce" officeooo:paragraph-rsid="0013adce" style:font-size-asian="12pt" style:font-size-complex="12pt"/>
    </style:style>
    <style:style style:name="P4" style:family="paragraph" style:parent-style-name="Standard">
      <style:text-properties style:font-name="Ubuntu Mono" fo:font-size="12pt" officeooo:rsid="00174c2a" officeooo:paragraph-rsid="00174c2a" style:font-size-asian="12pt" style:font-size-complex="12pt"/>
    </style:style>
    <style:style style:name="P5" style:family="paragraph" style:parent-style-name="Standard">
      <style:text-properties style:font-name="Ubuntu Mono" fo:font-size="12pt" officeooo:rsid="001a6285" officeooo:paragraph-rsid="001a6285" style:font-size-asian="12pt" style:font-size-complex="12pt"/>
    </style:style>
    <style:style style:name="P6" style:family="paragraph" style:parent-style-name="Standard">
      <style:text-properties style:font-name="Ubuntu Mono" fo:font-size="12pt" officeooo:rsid="001e5161" officeooo:paragraph-rsid="001e5161" style:font-size-asian="12pt" style:font-size-complex="12pt"/>
    </style:style>
    <style:style style:name="P7" style:family="paragraph" style:parent-style-name="Standard">
      <style:text-properties style:font-name="Ubuntu Mono" fo:font-size="12pt" officeooo:rsid="00226cc3" officeooo:paragraph-rsid="00226cc3" style:font-size-asian="12pt" style:font-size-complex="12pt"/>
    </style:style>
    <style:style style:name="P8" style:family="paragraph" style:parent-style-name="Standard">
      <style:text-properties style:font-name="Ubuntu Mono" fo:font-size="12pt" officeooo:rsid="0023de25" officeooo:paragraph-rsid="0023de25" style:font-size-asian="12pt" style:font-size-complex="12pt"/>
    </style:style>
    <style:style style:name="P9" style:family="paragraph" style:parent-style-name="Standard">
      <style:text-properties style:font-name="Ubuntu Mono" fo:font-size="12pt" officeooo:rsid="002bd409" officeooo:paragraph-rsid="002bd409" style:font-size-asian="12pt" style:font-size-complex="12pt"/>
    </style:style>
    <style:style style:name="P10" style:family="paragraph" style:parent-style-name="Standard">
      <style:text-properties style:font-name="Ubuntu Mono" fo:font-size="12pt" officeooo:rsid="003741f6" officeooo:paragraph-rsid="003741f6" style:font-size-asian="12pt" style:font-size-complex="12pt"/>
    </style:style>
    <style:style style:name="P11" style:family="paragraph" style:parent-style-name="Standard">
      <style:text-properties style:font-name="Ubuntu Mono" fo:font-size="12pt" officeooo:rsid="003c9b94" officeooo:paragraph-rsid="003c9b94" style:font-size-asian="12pt" style:font-size-complex="12pt"/>
    </style:style>
    <style:style style:name="P12" style:family="paragraph" style:parent-style-name="Standard">
      <style:text-properties style:font-name="Ubuntu Mono" fo:font-size="12pt" officeooo:rsid="00463183" officeooo:paragraph-rsid="00463183" style:font-size-asian="12pt" style:font-size-complex="12pt"/>
    </style:style>
    <style:style style:name="P13" style:family="paragraph" style:parent-style-name="Standard">
      <style:text-properties style:font-name="Ubuntu Mono" fo:font-size="12pt" officeooo:rsid="0049a0bc" officeooo:paragraph-rsid="0049a0bc" style:font-size-asian="12pt" style:font-size-complex="12pt"/>
    </style:style>
    <style:style style:name="P14" style:family="paragraph" style:parent-style-name="Standard">
      <style:text-properties style:font-name="Ubuntu Mono" fo:font-size="12pt" officeooo:rsid="004c4ab9" officeooo:paragraph-rsid="004c4ab9" style:font-size-asian="12pt" style:font-size-complex="12pt"/>
    </style:style>
    <style:style style:name="P15" style:family="paragraph" style:parent-style-name="Standard">
      <style:text-properties style:font-name="Ubuntu Mono" fo:font-size="12pt" officeooo:rsid="0051cd12" officeooo:paragraph-rsid="0051cd12" style:font-size-asian="12pt" style:font-size-complex="12pt"/>
    </style:style>
    <style:style style:name="P16" style:family="paragraph" style:parent-style-name="Standard">
      <style:text-properties style:font-name="Ubuntu Mono" fo:font-size="12pt" officeooo:rsid="005c4bd2" officeooo:paragraph-rsid="005c4bd2" style:font-size-asian="12pt" style:font-size-complex="12pt"/>
    </style:style>
    <style:style style:name="P17" style:family="paragraph" style:parent-style-name="Standard">
      <style:text-properties style:font-name="Ubuntu Mono" fo:font-size="12pt" officeooo:rsid="006119cb" officeooo:paragraph-rsid="006119cb" style:font-size-asian="12pt" style:font-size-complex="12pt"/>
    </style:style>
    <style:style style:name="P18" style:family="paragraph" style:parent-style-name="Standard">
      <style:text-properties style:font-name="Ubuntu Mono" fo:font-size="12pt" officeooo:rsid="0072de10" officeooo:paragraph-rsid="0072de10" style:font-size-asian="12pt" style:font-size-complex="12pt"/>
    </style:style>
    <style:style style:name="P19" style:family="paragraph" style:parent-style-name="Standard">
      <style:text-properties style:font-name="Ubuntu Mono" fo:font-size="12pt" officeooo:rsid="0073dcaf" officeooo:paragraph-rsid="0073dcaf" style:font-size-asian="12pt" style:font-size-complex="12pt"/>
    </style:style>
    <style:style style:name="P20" style:family="paragraph" style:parent-style-name="Standard">
      <style:text-properties style:font-name="Ubuntu Mono" fo:font-size="12pt" officeooo:rsid="007dce82" officeooo:paragraph-rsid="007dce82" style:font-size-asian="12pt" style:font-size-complex="12pt"/>
    </style:style>
    <style:style style:name="P21" style:family="paragraph" style:parent-style-name="Standard">
      <style:text-properties style:font-name="Ubuntu Mono" fo:font-size="12pt" officeooo:rsid="0088d428" officeooo:paragraph-rsid="0088d428" style:font-size-asian="12pt" style:font-size-complex="12pt"/>
    </style:style>
    <style:style style:name="P22" style:family="paragraph" style:parent-style-name="Standard">
      <style:paragraph-properties fo:break-before="page"/>
      <style:text-properties style:font-name="Ubuntu Mono" fo:font-size="12pt" officeooo:rsid="003c9b94" officeooo:paragraph-rsid="003c9b94" style:font-size-asian="12pt" style:font-size-complex="12pt"/>
    </style:style>
    <style:style style:name="P23" style:family="paragraph" style:parent-style-name="Standard">
      <style:paragraph-properties fo:break-before="page"/>
      <style:text-properties style:font-name="Ubuntu Mono" fo:font-size="12pt" officeooo:rsid="0073dcaf" officeooo:paragraph-rsid="0073dcaf" style:font-size-asian="12pt" style:font-size-complex="12pt"/>
    </style:style>
    <style:style style:name="P24" style:family="paragraph" style:parent-style-name="Standard" style:list-style-name="L1">
      <style:text-properties style:font-name="Ubuntu Mono" fo:font-size="12pt" officeooo:rsid="000f3350" officeooo:paragraph-rsid="000f3350" style:font-size-asian="12pt" style:font-size-complex="12pt"/>
    </style:style>
    <style:style style:name="P25" style:family="paragraph" style:parent-style-name="Standard" style:list-style-name="L1">
      <style:text-properties style:font-name="Ubuntu Mono" fo:font-size="12pt" officeooo:rsid="0013adce" officeooo:paragraph-rsid="0013adce" style:font-size-asian="12pt" style:font-size-complex="12pt"/>
    </style:style>
    <style:style style:name="P26" style:family="paragraph" style:parent-style-name="Standard" style:list-style-name="L2">
      <style:text-properties style:font-name="Ubuntu Mono" fo:font-size="12pt" officeooo:rsid="001a6285" officeooo:paragraph-rsid="001a6285" style:font-size-asian="12pt" style:font-size-complex="12pt"/>
    </style:style>
    <style:style style:name="P27" style:family="paragraph" style:parent-style-name="Standard" style:list-style-name="L3">
      <style:text-properties style:font-name="Ubuntu Mono" fo:font-size="12pt" officeooo:rsid="001e5161" officeooo:paragraph-rsid="001e5161" style:font-size-asian="12pt" style:font-size-complex="12pt"/>
    </style:style>
    <style:style style:name="P28" style:family="paragraph" style:parent-style-name="Standard" style:list-style-name="L3">
      <style:text-properties style:font-name="Ubuntu Mono" fo:font-size="12pt" officeooo:rsid="0020706c" officeooo:paragraph-rsid="0020706c" style:font-size-asian="12pt" style:font-size-complex="12pt"/>
    </style:style>
    <style:style style:name="P29" style:family="paragraph" style:parent-style-name="Standard" style:list-style-name="L3">
      <style:text-properties style:font-name="Ubuntu Mono" fo:font-size="12pt" officeooo:rsid="00226cc3" officeooo:paragraph-rsid="00226cc3" style:font-size-asian="12pt" style:font-size-complex="12pt"/>
    </style:style>
    <style:style style:name="P30" style:family="paragraph" style:parent-style-name="Standard" style:list-style-name="L4">
      <style:text-properties style:font-name="Ubuntu Mono" fo:font-size="12pt" officeooo:rsid="0027c7c8" officeooo:paragraph-rsid="0027c7c8" style:font-size-asian="12pt" style:font-size-complex="12pt"/>
    </style:style>
    <style:style style:name="P31" style:family="paragraph" style:parent-style-name="Standard" style:list-style-name="L4">
      <style:text-properties style:font-name="Ubuntu Mono" fo:font-size="12pt" officeooo:rsid="0027e16d" officeooo:paragraph-rsid="0027e16d" style:font-size-asian="12pt" style:font-size-complex="12pt"/>
    </style:style>
    <style:style style:name="P32" style:family="paragraph" style:parent-style-name="Standard" style:list-style-name="L4">
      <style:text-properties style:font-name="Ubuntu Mono" fo:font-size="12pt" officeooo:rsid="002bd409" officeooo:paragraph-rsid="002bd409" style:font-size-asian="12pt" style:font-size-complex="12pt"/>
    </style:style>
    <style:style style:name="P33" style:family="paragraph" style:parent-style-name="Standard" style:list-style-name="L5">
      <style:text-properties style:font-name="Ubuntu Mono" fo:font-size="12pt" officeooo:rsid="003d43bb" officeooo:paragraph-rsid="003d43bb" style:font-size-asian="12pt" style:font-size-complex="12pt"/>
    </style:style>
    <style:style style:name="P34" style:family="paragraph" style:parent-style-name="Standard" style:list-style-name="L5">
      <style:text-properties style:font-name="Ubuntu Mono" fo:font-size="12pt" officeooo:rsid="0045199d" officeooo:paragraph-rsid="0045199d" style:font-size-asian="12pt" style:font-size-complex="12pt"/>
    </style:style>
    <style:style style:name="P35" style:family="paragraph" style:parent-style-name="Standard" style:list-style-name="L5">
      <style:text-properties style:font-name="Ubuntu Mono" fo:font-size="12pt" officeooo:rsid="00463183" officeooo:paragraph-rsid="00463183" style:font-size-asian="12pt" style:font-size-complex="12pt"/>
    </style:style>
    <style:style style:name="P36" style:family="paragraph" style:parent-style-name="Standard" style:list-style-name="L6">
      <style:text-properties style:font-name="Ubuntu Mono" fo:font-size="12pt" officeooo:rsid="004a11f4" officeooo:paragraph-rsid="004a11f4" style:font-size-asian="12pt" style:font-size-complex="12pt"/>
    </style:style>
    <style:style style:name="P37" style:family="paragraph" style:parent-style-name="Standard" style:list-style-name="L6">
      <style:text-properties style:font-name="Ubuntu Mono" fo:font-size="12pt" officeooo:rsid="004bf2b4" officeooo:paragraph-rsid="004bf2b4" style:font-size-asian="12pt" style:font-size-complex="12pt"/>
    </style:style>
    <style:style style:name="P38" style:family="paragraph" style:parent-style-name="Standard" style:list-style-name="L6">
      <style:text-properties style:font-name="Ubuntu Mono" fo:font-size="12pt" officeooo:rsid="004c4ab9" officeooo:paragraph-rsid="004c4ab9" style:font-size-asian="12pt" style:font-size-complex="12pt"/>
    </style:style>
    <style:style style:name="P39" style:family="paragraph" style:parent-style-name="Standard" style:list-style-name="L7">
      <style:text-properties style:font-name="Ubuntu Mono" fo:font-size="12pt" officeooo:rsid="00537eda" officeooo:paragraph-rsid="00537eda" style:font-size-asian="12pt" style:font-size-complex="12pt"/>
    </style:style>
    <style:style style:name="P40" style:family="paragraph" style:parent-style-name="Standard" style:list-style-name="L8">
      <style:text-properties style:font-name="Ubuntu Mono" fo:font-size="12pt" officeooo:rsid="00537eda" officeooo:paragraph-rsid="005db53c" style:font-size-asian="12pt" style:font-size-complex="12pt"/>
    </style:style>
    <style:style style:name="P41" style:family="paragraph" style:parent-style-name="Standard" style:list-style-name="L8">
      <style:text-properties style:font-name="Ubuntu Mono" fo:font-size="12pt" officeooo:rsid="00537eda" officeooo:paragraph-rsid="005f2a82" style:font-size-asian="12pt" style:font-size-complex="12pt"/>
    </style:style>
    <style:style style:name="P42" style:family="paragraph" style:parent-style-name="Standard" style:list-style-name="L7">
      <style:text-properties style:font-name="Ubuntu Mono" fo:font-size="12pt" officeooo:rsid="0056da39" officeooo:paragraph-rsid="0056da39" style:font-size-asian="12pt" style:font-size-complex="12pt"/>
    </style:style>
    <style:style style:name="P43" style:family="paragraph" style:parent-style-name="Standard" style:list-style-name="L7">
      <style:text-properties style:font-name="Ubuntu Mono" fo:font-size="12pt" officeooo:rsid="00572486" officeooo:paragraph-rsid="00572486" style:font-size-asian="12pt" style:font-size-complex="12pt"/>
    </style:style>
    <style:style style:name="P44" style:family="paragraph" style:parent-style-name="Standard" style:list-style-name="L7">
      <style:text-properties style:font-name="Ubuntu Mono" fo:font-size="12pt" officeooo:rsid="0059193d" officeooo:paragraph-rsid="0059193d" style:font-size-asian="12pt" style:font-size-complex="12pt"/>
    </style:style>
    <style:style style:name="P45" style:family="paragraph" style:parent-style-name="Standard" style:list-style-name="L7">
      <style:text-properties style:font-name="Ubuntu Mono" fo:font-size="12pt" officeooo:rsid="005c4bd2" officeooo:paragraph-rsid="005c4bd2" style:font-size-asian="12pt" style:font-size-complex="12pt"/>
    </style:style>
    <style:style style:name="P46" style:family="paragraph" style:parent-style-name="Standard" style:list-style-name="L9">
      <style:text-properties style:font-name="Ubuntu Mono" fo:font-size="12pt" officeooo:rsid="0064311c" officeooo:paragraph-rsid="0064311c" style:font-size-asian="12pt" style:font-size-complex="12pt"/>
    </style:style>
    <style:style style:name="P47" style:family="paragraph" style:parent-style-name="Standard" style:list-style-name="L9">
      <style:text-properties style:font-name="Ubuntu Mono" fo:font-size="12pt" officeooo:rsid="0064bc17" officeooo:paragraph-rsid="0064bc17" style:font-size-asian="12pt" style:font-size-complex="12pt"/>
    </style:style>
    <style:style style:name="P48" style:family="paragraph" style:parent-style-name="Standard" style:list-style-name="L9">
      <style:text-properties style:font-name="Ubuntu Mono" fo:font-size="12pt" officeooo:rsid="006b4379" officeooo:paragraph-rsid="006b4379" style:font-size-asian="12pt" style:font-size-complex="12pt"/>
    </style:style>
    <style:style style:name="P49" style:family="paragraph" style:parent-style-name="Standard" style:list-style-name="L9">
      <style:text-properties style:font-name="Ubuntu Mono" fo:font-size="12pt" officeooo:rsid="006e0569" officeooo:paragraph-rsid="006e0569" style:font-size-asian="12pt" style:font-size-complex="12pt"/>
    </style:style>
    <style:style style:name="P50" style:family="paragraph" style:parent-style-name="Standard" style:list-style-name="L9">
      <style:text-properties style:font-name="Ubuntu Mono" fo:font-size="12pt" officeooo:rsid="00721360" officeooo:paragraph-rsid="00721360" style:font-size-asian="12pt" style:font-size-complex="12pt"/>
    </style:style>
    <style:style style:name="P51" style:family="paragraph" style:parent-style-name="Standard" style:list-style-name="L10">
      <style:text-properties style:font-name="Ubuntu Mono" fo:font-size="12pt" officeooo:rsid="0073dcaf" officeooo:paragraph-rsid="0073dcaf" style:font-size-asian="12pt" style:font-size-complex="12pt"/>
    </style:style>
    <style:style style:name="P52" style:family="paragraph" style:parent-style-name="Standard" style:list-style-name="L10">
      <style:text-properties style:font-name="Ubuntu Mono" fo:font-size="12pt" officeooo:rsid="00779184" officeooo:paragraph-rsid="00779184" style:font-size-asian="12pt" style:font-size-complex="12pt"/>
    </style:style>
    <style:style style:name="P53" style:family="paragraph" style:parent-style-name="Standard" style:list-style-name="L11">
      <style:text-properties style:font-name="Ubuntu Mono" fo:font-size="12pt" officeooo:rsid="007f8364" officeooo:paragraph-rsid="007f8364" style:font-size-asian="12pt" style:font-size-complex="12pt"/>
    </style:style>
    <style:style style:name="P54" style:family="paragraph" style:parent-style-name="Standard" style:list-style-name="L11">
      <style:text-properties style:font-name="Ubuntu Mono" fo:font-size="12pt" officeooo:rsid="0080984a" officeooo:paragraph-rsid="0080984a" style:font-size-asian="12pt" style:font-size-complex="12pt"/>
    </style:style>
    <style:style style:name="P55" style:family="paragraph" style:parent-style-name="Standard" style:list-style-name="L11">
      <style:text-properties style:font-name="Ubuntu Mono" fo:font-size="12pt" officeooo:rsid="00818021" officeooo:paragraph-rsid="00818021" style:font-size-asian="12pt" style:font-size-complex="12pt"/>
    </style:style>
    <style:style style:name="P56" style:family="paragraph" style:parent-style-name="Standard">
      <style:text-properties style:font-name="Ubuntu Mono" fo:font-size="12pt" officeooo:rsid="0088d428" officeooo:paragraph-rsid="0088d428" style:font-size-asian="12pt" style:font-size-complex="12pt"/>
    </style:style>
    <style:style style:name="T1" style:family="text">
      <style:text-properties officeooo:rsid="000eee9e"/>
    </style:style>
    <style:style style:name="T2" style:family="text">
      <style:text-properties officeooo:rsid="00111421"/>
    </style:style>
    <style:style style:name="T3" style:family="text">
      <style:text-properties officeooo:rsid="0012f3af"/>
    </style:style>
    <style:style style:name="T4" style:family="text">
      <style:text-properties officeooo:rsid="00157143"/>
    </style:style>
    <style:style style:name="T5" style:family="text">
      <style:text-properties officeooo:rsid="0018a35c"/>
    </style:style>
    <style:style style:name="T6" style:family="text">
      <style:text-properties officeooo:rsid="001cd3e6"/>
    </style:style>
    <style:style style:name="T7" style:family="text">
      <style:text-properties officeooo:rsid="001e5161"/>
    </style:style>
    <style:style style:name="T8" style:family="text">
      <style:text-properties officeooo:rsid="001f74a9"/>
    </style:style>
    <style:style style:name="T9" style:family="text">
      <style:text-properties officeooo:rsid="0020dbe8"/>
    </style:style>
    <style:style style:name="T10" style:family="text">
      <style:text-properties officeooo:rsid="0023f1f9"/>
    </style:style>
    <style:style style:name="T11" style:family="text">
      <style:text-properties fo:color="#ce181e"/>
    </style:style>
    <style:style style:name="T12" style:family="text">
      <style:text-properties fo:color="#ce181e" officeooo:rsid="00323efc"/>
    </style:style>
    <style:style style:name="T13" style:family="text">
      <style:text-properties fo:color="#ce181e" officeooo:rsid="0037b10d"/>
    </style:style>
    <style:style style:name="T14" style:family="text">
      <style:text-properties fo:color="#ce181e" officeooo:rsid="004345f3"/>
    </style:style>
    <style:style style:name="T15" style:family="text">
      <style:text-properties fo:color="#ce181e" fo:font-weight="bold" style:font-weight-asian="bold" style:font-weight-complex="bold"/>
    </style:style>
    <style:style style:name="T16" style:family="text">
      <style:text-properties fo:color="#ce181e" officeooo:rsid="008a902c"/>
    </style:style>
    <style:style style:name="T17" style:family="text">
      <style:text-properties officeooo:rsid="0027e16d"/>
    </style:style>
    <style:style style:name="T18" style:family="text">
      <style:text-properties officeooo:rsid="002bbbe0"/>
    </style:style>
    <style:style style:name="T19" style:family="text">
      <style:text-properties officeooo:rsid="00323efc"/>
    </style:style>
    <style:style style:name="T20" style:family="text">
      <style:text-properties officeooo:rsid="0037b10d"/>
    </style:style>
    <style:style style:name="T21" style:family="text">
      <style:text-properties officeooo:rsid="003af2e7"/>
    </style:style>
    <style:style style:name="T22" style:family="text">
      <style:text-properties officeooo:rsid="003c254c"/>
    </style:style>
    <style:style style:name="T23" style:family="text">
      <style:text-properties officeooo:rsid="003db04c"/>
    </style:style>
    <style:style style:name="T24" style:family="text">
      <style:text-properties officeooo:rsid="004686b2"/>
    </style:style>
    <style:style style:name="T25" style:family="text">
      <style:text-properties officeooo:rsid="004c4ab9"/>
    </style:style>
    <style:style style:name="T26" style:family="text">
      <style:text-properties officeooo:rsid="004f2d82"/>
    </style:style>
    <style:style style:name="T27" style:family="text">
      <style:text-properties officeooo:rsid="005512fe"/>
    </style:style>
    <style:style style:name="T28" style:family="text">
      <style:text-properties officeooo:rsid="0056ad0b"/>
    </style:style>
    <style:style style:name="T29" style:family="text">
      <style:text-properties officeooo:rsid="0057d60c"/>
    </style:style>
    <style:style style:name="T30" style:family="text">
      <style:text-properties fo:font-variant="normal" fo:text-transform="none" fo:color="#000000" fo:letter-spacing="normal" fo:font-style="normal" fo:font-weight="normal" officeooo:rsid="005512fe"/>
    </style:style>
    <style:style style:name="T31" style:family="text">
      <style:text-properties officeooo:rsid="00627838"/>
    </style:style>
    <style:style style:name="T32" style:family="text">
      <style:text-properties officeooo:rsid="0064a7c7"/>
    </style:style>
    <style:style style:name="T33" style:family="text">
      <style:text-properties officeooo:rsid="0064b282"/>
    </style:style>
    <style:style style:name="T34" style:family="text">
      <style:text-properties officeooo:rsid="006633c5"/>
    </style:style>
    <style:style style:name="T35" style:family="text">
      <style:text-properties officeooo:rsid="006bdd2a"/>
    </style:style>
    <style:style style:name="T36" style:family="text">
      <style:text-properties officeooo:rsid="006e2fc5"/>
    </style:style>
    <style:style style:name="T37" style:family="text">
      <style:text-properties officeooo:rsid="00737c26"/>
    </style:style>
    <style:style style:name="T38" style:family="text">
      <style:text-properties officeooo:rsid="00747c5e"/>
    </style:style>
    <style:style style:name="T39" style:family="text">
      <style:text-properties officeooo:rsid="007923d9"/>
    </style:style>
    <style:style style:name="T40" style:family="text">
      <style:text-properties officeooo:rsid="007ce786"/>
    </style:style>
    <style:style style:name="T41" style:family="text">
      <style:text-properties officeooo:rsid="007f8364"/>
    </style:style>
    <style:style style:name="T42" style:family="text">
      <style:text-properties officeooo:rsid="00817994"/>
    </style:style>
    <style:style style:name="T43" style:family="text">
      <style:text-properties officeooo:rsid="00823365"/>
    </style:style>
    <style:style style:name="T44" style:family="text">
      <style:text-properties officeooo:rsid="008a902c"/>
    </style:style>
    <style:style style:name="T45" style:family="text">
      <style:text-properties officeooo:rsid="008eb24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ing discovers program defects before putting it into use. <text:span text:style-name="T1">When you test software, you execute a program using artificial data. You check the result of the test run for errors, anomalies, or information about the program’s non-functional attributes.</text:span></text:p>
      <text:p text:style-name="P2">When you test the software, you are trying to do two things.</text:p>
      <text:list xml:id="list340286288" text:style-name="L1">
        <text:list-item>
          <text:p text:style-name="P24">Demonstrate to <text:span text:style-name="T2">th</text:span>e developer and the customer that the software meets its requirements. <text:span text:style-name="T3">It means that, there should be at least one test for each requirement in the requirements document.</text:span></text:p>
        </text:list-item>
        <text:list-item>
          <text:p text:style-name="P25">Find input or input sequences to find the defects, bugs, <text:span text:style-name="T4">crashes, data corruptions, unwanted interactions with other systems</text:span> in the software.</text:p>
        </text:list-item>
      </text:list>
      <text:p text:style-name="P3"/>
      <text:p text:style-name="P4">Testing can not demonstrate that the software is free of the defects. <text:span text:style-name="T5">Testing can only show the presence of the errors, not their absence.</text:span></text:p>
      <text:p text:style-name="P4"/>
      <text:list xml:id="list286474431" text:style-name="L2">
        <text:list-item>
          <text:p text:style-name="P26"><text:span text:style-name="T11">Validation testing:</text:span> You need to create set of the test cases.</text:p>
        </text:list-item>
        <text:list-item>
          <text:p text:style-name="P26"><text:span text:style-name="T11">Defect testing:</text:span> <text:span text:style-name="T18">T</text:span>est cases are designed to <text:span text:style-name="T6">discover</text:span> defects.</text:p>
        </text:list-item>
      </text:list>
      <text:p text:style-name="P5"/>
      <text:p text:style-name="P6"/>
      <text:p text:style-name="P6"/>
      <text:p text:style-name="P6">Inspections <text:span text:style-name="T8">and reviews analyze system requirements, design models, the program source code and system tests.</text:span> <text:span text:style-name="T8">Inspections </text:span>mostly focus on the source code of the system</text:p>
      <text:p text:style-name="P5"/>
      <text:p text:style-name="P6">Software inspections have many advantages over testing.</text:p>
      <text:list xml:id="list4289926338" text:style-name="L3">
        <text:list-item>
          <text:p text:style-name="P27">During testing, errors can hide the other errors. But a single inspection can discover many errors in a system.</text:p>
        </text:list-item>
        <text:list-item>
          <text:p text:style-name="P28"><text:span text:style-name="T7">I</text:span>ncomplete version of the system can be inspected without additional costs. <text:span text:style-name="T9">If a program is incomplete, then you need to test the parts that are available</text:span></text:p>
        </text:list-item>
        <text:list-item>
          <text:p text:style-name="P29"><text:span text:style-name="T9">S</text:span>earching for program defects. You can look for inefficiencies, inappropriate algorithms, poor programming style that could make the system difficult to maintain or update.</text:p>
        </text:list-item>
      </text:list>
      <text:p text:style-name="P7"/>
      <text:p text:style-name="P8">However, inspections can not replace software testing. <text:span text:style-name="T10">Inspections are not good for discovering defects that happen because of the unexpected interactions between different parts of the program, timing problems, or problems with system performance.</text:span></text:p>
      <text:p text:style-name="P8"/>
      <text:list xml:id="list1867828524" text:style-name="L4">
        <text:list-item>
          <text:p text:style-name="P30"><text:span text:style-name="T11">Development testing:</text:span> <text:span text:style-name="T17">The s</text:span>ystem is tested during development to discover bugs and defects. <text:span text:style-name="T22">Tester of the software is usually the programmer who developed that software.</text:span></text:p>
        </text:list-item>
        <text:list-item>
          <text:p text:style-name="P31"><text:span text:style-name="T11">Release testing:</text:span> The separate testing team tests a complete version of the system before it is released to users. The aim of the release testing is to check that the system meets the requirements of the system stakeholders.</text:p>
        </text:list-item>
        <text:list-item>
          <text:p text:style-name="P32"><text:span text:style-name="T11">User testing:</text:span> <text:span text:style-name="T19">Users or potential users of a system test the system in their own environment. For software products, the user from the internal marketing group decides that if the software can be marketed, released and sold. </text:span><text:span text:style-name="T12">Acceptance testing</text:span><text:span text:style-name="T19"> is one type of the user testing where the customer formally tests a system to decide if it should be accepted from the system supplier or if further development is required.</text:span></text:p>
        </text:list-item>
      </text:list>
      <text:p text:style-name="P9"/>
      <text:p text:style-name="P10"><text:span text:style-name="T19">T</text:span>esting process usually contains manual and automated testings. <text:span text:style-name="T20">In </text:span><text:span text:style-name="T13">manual testing</text:span><text:span text:style-name="T20">, a tester runs the program with some test data and compare the results to the expectations. In </text:span><text:span text:style-name="T13">automated testing</text:span><text:span text:style-name="T20">, the tests are encoded in a program that is run each time the systems under development is to be tested. This is faster than the manual testing. For each system runs, it runs the previous tests to check that changes to the program have not introduced new bugs.</text:span></text:p>
      <text:p text:style-name="P11"/>
      <text:p text:style-name="P22"><text:span text:style-name="T21">T</text:span>here are 3 stages of the <text:span text:style-name="T15">development testing</text:span>.</text:p>
      <text:list xml:id="list3132787028" text:style-name="L5">
        <text:list-item>
          <text:p text:style-name="P33"><text:span text:style-name="T11">Unit testing:</text:span> <text:span text:style-name="T23">Program units, methods, object classes are tested. It focus on the functionalities of the objects or methods. Tests should be calls methods with different input parameters. When you are testing the object classes, you need to set and check attributes of the object.</text:span></text:p>
        </text:list-item>
        <text:list-item>
          <text:p text:style-name="P34"><text:span text:style-name="T14">C</text:span><text:span text:style-name="T11">omponent testing:</text:span> <text:span text:style-name="T24">It should focus on testing the component interfaces that provide access to the component functions.</text:span></text:p>
        </text:list-item>
        <text:list-item>
          <text:p text:style-name="P35"><text:span text:style-name="T11">System testing:</text:span> <text:span text:style-name="T24">It should focus on testing component interactions.</text:span></text:p>
        </text:list-item>
      </text:list>
      <text:p text:style-name="P12"/>
      <text:p text:style-name="P13">Automated test has 3 parts.</text:p>
      <text:list xml:id="list1131228876" text:style-name="L6">
        <text:list-item>
          <text:p text:style-name="P36"><text:span text:style-name="T11">Setup part:</text:span> <text:span text:style-name="T25">you initialize the system with the test case, inputs, outputs.</text:span></text:p>
        </text:list-item>
        <text:list-item>
          <text:p text:style-name="P37"><text:span text:style-name="T11">Call part:</text:span> <text:span text:style-name="T25">you </text:span>call the object or method to be tested.</text:p>
        </text:list-item>
        <text:list-item>
          <text:p text:style-name="P38"><text:span text:style-name="T11">Assertion part:</text:span> you compare the result of the call with expected result. <text:span text:style-name="T26">If assertion evaluates true, it means the test has been successful, else if false then it has failed.</text:span></text:p>
        </text:list-item>
      </text:list>
      <text:p text:style-name="P14"/>
      <text:p text:style-name="P14"/>
      <text:p text:style-name="P15">There are two strategies that can help to choose test cases.</text:p>
      <text:list xml:id="list1915293930" text:style-name="L7">
        <text:list-item>
          <text:p text:style-name="P39"><text:span text:style-name="T11">Partition testing:</text:span> <text:span text:style-name="T28">In system, there are </text:span>group of the inputs that have common characteristics and should be processed in the same way. <text:span text:style-name="T27">You should choose tests from these groups. </text:span><text:span text:style-name="T30">It is a software testing technique that divides the input test data into each partition at least once of equivalent data from which test cases can be derived.</text:span></text:p>
        </text:list-item>
      </text:list>
      <text:list xml:id="list2034134084" text:style-name="L8">
        <text:list-item>
          <text:list>
            <text:list-item>
              <text:p text:style-name="P40">Assume that the application accepts an integer in the range 100 to 999</text:p>
            </text:list-item>
            <text:list-item>
              <text:p text:style-name="P41">Valid Equivalence Class partition: 100 to 999 inclusive. </text:p>
            </text:list-item>
            <text:list-item>
              <text:p text:style-name="P41">Non-valid Equivalence Class partitions: less than 100, more than 999, decimal numbers and alphabets/non-numeric characters.</text:p>
            </text:list-item>
          </text:list>
        </text:list-item>
      </text:list>
      <text:list xml:id="list60007099122159" text:continue-list="list1915293930" text:style-name="L7">
        <text:list-item>
          <text:p text:style-name="P42"><text:span text:style-name="T11">Guideline-based testing:</text:span> you can use testing guidelines to choose test cases.</text:p>
          <text:list>
            <text:list-item>
              <text:p text:style-name="P43">Choose inputs that force the system to generate all error messages.</text:p>
            </text:list-item>
            <text:list-item>
              <text:p text:style-name="P43">Design inputs that cause input buffers to overflow.</text:p>
            </text:list-item>
            <text:list-item>
              <text:p text:style-name="P43">Repeat the same input <text:span text:style-name="T29">more</text:span> times.</text:p>
            </text:list-item>
            <text:list-item>
              <text:p text:style-name="P44">Force invalid output to be generated.</text:p>
            </text:list-item>
            <text:list-item>
              <text:p text:style-name="P45">Force computation results to be too large or too small.</text:p>
            </text:list-item>
          </text:list>
        </text:list-item>
      </text:list>
      <text:p text:style-name="P16"/>
      <text:p text:style-name="P17"/>
      <text:p text:style-name="P17"><text:span text:style-name="T11">Test-driven development (TDD)</text:span> is <text:span text:style-name="T31">an approach</text:span> that you can develop the code incrementally. You don’t start working on next increment until the code that you have developed passes all of its tests.</text:p>
      <text:list xml:id="list3799465035" text:style-name="L9">
        <text:list-item>
          <text:p text:style-name="P46"><text:span text:style-name="T33">You start by</text:span> identify<text:span text:style-name="T33">ing</text:span> the increment of the functionality that is required. <text:span text:style-name="T32">It is normally small and implementable in few lines of the code.</text:span></text:p>
        </text:list-item>
        <text:list-item>
          <text:p text:style-name="P47">You write the test for this functionality and implement it as an automated test. <text:span text:style-name="T34">This means that test will be automatically executed and will report that if it is passed or failed.</text:span></text:p>
        </text:list-item>
        <text:list-item>
          <text:p text:style-name="P48">Then you run the test, along with all other tests that have been implemented. <text:span text:style-name="T35">Initially, you have not implemented any test for the functionality, so that test will fail. It shows that, you need add some tests to the test set.</text:span></text:p>
        </text:list-item>
        <text:list-item>
          <text:p text:style-name="P49">Implementing the functionality <text:span text:style-name="T36">and re-run the test. This may involve refactoring existing code to improve it and add new code to what’s already there.</text:span></text:p>
        </text:list-item>
        <text:list-item>
          <text:p text:style-name="P50">Once all tests runs successfully, you move on to implementing the next chunk of the functionalities.</text:p>
        </text:list-item>
      </text:list>
      <text:p text:style-name="P18">TDD helps programmers clarify their ideas. <text:span text:style-name="T37">To write a test, you need to understand what is the wanted in this code, after that you can make it easier to write the required code.</text:span></text:p>
      <text:p text:style-name="P18"/>
      <text:p text:style-name="P19"/>
      <text:p text:style-name="P23">Other benefits of the TDD are:</text:p>
      <text:list xml:id="list501725035" text:style-name="L10">
        <text:list-item>
          <text:p text:style-name="P51"><text:span text:style-name="T11">Code coverage:</text:span> Every code segment that you write should have at least one test. Therefore, you can be confident that all of the code in the system has been executed. The code is tested as it is written, so defects are discovered early in the development process.</text:p>
        </text:list-item>
        <text:list-item>
          <text:p text:style-name="P51"><text:span text:style-name="T11">Regression testing:</text:span> A test suite developed incrementally as a program is developed. You can always run regression tests to check that changes to the program have not introduced new bugs. <text:span text:style-name="T40">Regression test checks that these changes have not introduces new bugs in the system.</text:span></text:p>
        </text:list-item>
        <text:list-item>
          <text:p text:style-name="P51"><text:span text:style-name="T11">Simplified debugging:</text:span> <text:span text:style-name="T38">When a test fails, it should be clear(obvious) where the problem lies. The newly written code needs to be checked and modified. You don’t need to use debugging tools. Use an automated debugger in TDD.</text:span></text:p>
        </text:list-item>
        <text:list-item>
          <text:p text:style-name="P52"><text:span text:style-name="T11">System documentation:</text:span> <text:span text:style-name="T39">The tests themselves act as a form of the documentation that describes what the code should be doing. Reading the tests can make it easier to understand the code.</text:span></text:p>
        </text:list-item>
      </text:list>
      <text:p text:style-name="P20"/>
      <text:p text:style-name="P20"/>
      <text:p text:style-name="P21"><text:span text:style-name="T11">Load testing</text:span> is also named as <text:span text:style-name="T11">Performance testing </text:span>that which identify the system's performance under real-life load conditions. This testing helps determine how the application behaves when multiple users access it simultaneously. <text:span text:style-name="T44">Experiences has shown that an effective way to discover defects is to design tests around the limits of the system. This is also known as </text:span><text:span text:style-name="T16">Stress testing</text:span><text:span text:style-name="T44">. It reveals defects that only show when system is fully loaded.</text:span></text:p>
      <text:p text:style-name="P21"/>
      <text:p text:style-name="P21"/>
      <text:p text:style-name="P20">There is <text:span text:style-name="T41">3</text:span> different types of the <text:span text:style-name="T15">user testing</text:span>.</text:p>
      <text:list xml:id="list1178474469" text:style-name="L11">
        <text:list-item>
          <text:p text:style-name="P53"><text:span text:style-name="T11">Alpha testing:</text:span> where a selected group of the software users work closely with the development team to test early release of the software.</text:p>
        </text:list-item>
        <text:list-item>
          <text:p text:style-name="P54"><text:span text:style-name="T11">Beta testing:</text:span> <text:span text:style-name="T42">where a release of the software is made available to a larger group of users to allow their experiment and to raise problems that they discover with system developers.</text:span></text:p>
        </text:list-item>
        <text:list-item>
          <text:p text:style-name="P55"><text:span text:style-name="T11">Acceptance testing:</text:span> <text:span text:style-name="T43">where customers test a system to decide whether or not it is ready to be accepted from the system developers and deployed in the customer environ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23:23:45.166225347</meta:creation-date>
    <dc:date>2019-01-16T06:00:05.693935322</dc:date>
    <meta:editing-duration>PT6H18M38S</meta:editing-duration>
    <meta:editing-cycles>132</meta:editing-cycles>
    <meta:generator>LibreOffice/6.1.2.1$Linux_X86_64 LibreOffice_project/10$Build-1</meta:generator>
    <meta:document-statistic meta:table-count="0" meta:image-count="0" meta:object-count="0" meta:page-count="3" meta:paragraph-count="53" meta:word-count="1350" meta:character-count="8060" meta:non-whitespace-character-count="6800"/>
  </office:meta>
</office:document-meta>
</file>